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cite{RDF})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ref{sec:SIOC} introduces the SIOC ontology and our extensions to it, and then some software applications are described in Section~\ref{sec:tools}. We close the paper with the conclusions and a discussion on future plans in Section~\ref{sec:conclusions}.</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cite{Breslin2006,Breslin2005}.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Text_20_body"/>
      <text:p text:style-name="Text_20_body">\begin{figure}[ht]</text:p>
      <text:p text:style-name="Text_20_body"><text:s/>\centering</text:p>
      <text:p text:style-name="Text_20_body"><text:s/>\includegraphics[width=7cm]{images/sioc-terms.png}</text:p>
      <text:p text:style-name="Text_20_body"><text:s/>\caption{SIOC ontology terms}</text:p>
      <text:p text:style-name="Text_20_body">\end{figure}</text:p>
      <text:p text:style-name="Text_20_body"/>
      <text:p text:style-name="P7">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cite{FOAF}, which provides powerful means to describe the personal data of the members of a community.</text:p>
      <text:h text:style-name="Heading_20_2" text:outline-level="2">2.1 Extending SIOC Ontology</text:h>
      <text:p text:style-name="Text_20_body">SIOC was quickly identified a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cite{DublinCore} vocabulary is used to capture meta-data such as the message date or title.</text:p>
      <text:p text:style-name="P7">However, additional object properties were required in order to retain the sequence of messages published in a mailing list. Thus, we extended the SIOC ontology with two properties\footnote{These properties are defined in a separate namespace, \url{<text:a xlink:type="simple" xlink:href="http://swaml.berlios.de/ns/0.2">http://swaml.berlios.de/ns/0.2</text:a>\#}}: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ref{fig:rdfexample}.</text:p>
      <text:p text:style-name="Text_20_body"/>
      <text:p text:style-name="Text_20_body">\begin{figure}[ht]</text:p>
      <text:p text:style-name="Text_20_body">\lstset{language=RDF}</text:p>
      <text:p text:style-name="Text_20_body">\begin{lstlisting}</text:p>
      <text:p text:style-name="Text_20_body">&lt;rdf:RDF</text:p>
      <text:p text:style-name="Text_20_body"><text:s text:c="2"/>xmlns:dcterms='http://purl.org/dc/terms/'</text:p>
      <text:p text:style-name="Text_20_body"><text:s text:c="2"/>xmlns:sioc='http://rdfs.org/sioc/ns#'</text:p>
      <text:p text:style-name="Text_20_body"><text:s text:c="2"/>xmlns:rdf='http://www.w3.org/1999/02/22-rdf-syntax-ns#'</text:p>
      <text:p text:style-name="Text_20_body"><text:s text:c="2"/>xmlns:swaml='http://swaml.berlios.de/ns/0.2#'</text:p>
      <text:p text:style-name="Text_20_body"><text:s text:c="2"/>xmlns:dc='http://purl.org/dc/elements/1.1/'</text:p>
      <text:p text:style-name="Text_20_body"><text:s text:c="2"/>xml:base='http://swaml.berlios.de/demo/'&gt;</text:p>
      <text:p text:style-name="Text_20_body"><text:s text:c="2"/>&lt;sioc:Post rdf:about="2006-Oct/post-50.rdf"&gt;</text:p>
      <text:p text:style-name="Text_20_body"><text:s text:c="4"/>&lt;dc:title&gt;SIOC properties cardinality&lt;/dc:title&gt;</text:p>
      <text:p text:style-name="Text_20_body"><text:s text:c="4"/>&lt;sioc:has_creator rdf:resource="subscribers.rdf#s4"/&gt;</text:p>
      <text:p text:style-name="Text_20_body"><text:s text:c="4"/>&lt;dcterms:created&gt;Thu, 12 Oct 2006 23:59:26 +0200&lt;/dcterms:created&gt;</text:p>
      <text:p text:style-name="Text_20_body"><text:s text:c="4"/>&lt;sioc:content&gt;&lt;!-- ommitted --&gt;&lt;/sioc:content&gt;</text:p>
      <text:p text:style-name="Text_20_body"><text:s text:c="4"/>&lt;sioc:has_reply rdf:resource="2006-Oct/post-51.rdf"/&gt;</text:p>
      <text:p text:style-name="Text_20_body"><text:s text:c="4"/>&lt;swaml:previousByDate rdf:resource="2006-Oct/post-49.rdf"/&gt;</text:p>
      <text:p text:style-name="Text_20_body"><text:s text:c="4"/>&lt;swaml:nextByDate rdf:resource="2006-Oct/post-51.rdf"/&gt;</text:p>
      <text:p text:style-name="Text_20_body"><text:s text:c="2"/>&lt;/sioc:Post&gt;</text:p>
      <text:p text:style-name="Text_20_body">&lt;/rdf:RDF&gt;</text:p>
      <text:p text:style-name="Text_20_body">\end{lstlisting}</text:p>
      <text:p text:style-name="Text_20_body">\caption{SIOC Post example in RDF/XML}</text:p>
      <text:p text:style-name="Text_20_body">\label{fig:rdfexample}</text:p>
      <text:p text:style-name="Text_20_body">\end{figure}</text:p>
      <text:h text:style-name="Heading_20_1" text:outline-level="1">3. Software tools</text:h>
      <text:p text:style-name="Text_20_body">The ontology itself provides no service to end users. Software tools are required, and we built two of them as part of this project\footnote{Our applications are available at \url{http://swaml.berlios.d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Text_20_body"/>
      <text:p text:style-name="Text_20_body">\begin{figure}[ht]</text:p>
      <text:p text:style-name="Text_20_body"><text:s/>\centering</text:p>
      <text:p text:style-name="Text_20_body"><text:s/>\includegraphics[width=9cm]{images/swaml.png}</text:p>
      <text:p text:style-name="Text_20_body"><text:s/>\caption{\label{fig:swaml-and-buxon}Buxon is an end-user application</text:p>
      <text:p text:style-name="Text_20_body">that consumes</text:p>
      <text:p text:style-name="Text_20_body">\textsf{sioc:Forum} instances, which in turn can be generated from mailboxes</text:p>
      <text:p text:style-name="Text_20_body">using SWAML.}</text:p>
      <text:p text:style-name="Text_20_body">\end{figure}</text:p>
      <text:p text:style-name="Text_20_body"/>
      <text:p text:style-name="Text_20_body">Each tool has a precisely defined role, fulfilling the need to generate RDF data and to consume data, respectively, as depicted in Figure~\ref{fig:swaml-and-buxon}.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cite{RFC415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cite{RFC2822}),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SWAML builds a tree for in-memory representation of the conversation threads, so <text:span text:style-name="Variable">sioc:Post</text:span>s can be properly linked.</text:p>
      <text:p text:style-name="P7">Actually, SWAML goes further than just a format-translation tool. A dedicated subrutine that runs a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cite{Ricket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cite{Brickley2006}. Figure~\ref{fig:googlemaps} depicts a graphical representation of the KML file for a sample mailing list.</text:p>
      <text:p text:style-name="Text_20_body"/>
      <text:p text:style-name="Text_20_body">\begin{figure}[ht]</text:p>
      <text:p text:style-name="Text_20_body"><text:s/>\centering</text:p>
      <text:p text:style-name="Text_20_body"><text:s/>\includegraphics[width=9cm]{images/googlemaps.png}</text:p>
      <text:p text:style-name="Text_20_body"><text:s/>\caption{\label{fig:googlemaps}Plotting the geographical coordinates of</text:p>
      <text:p text:style-name="Text_20_body">the members of a mailing list using Google Maps.}</text:p>
      <text:p text:style-name="Text_20_body">\end{figur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ref{fig:buxon}).</text:p>
      <text:p text:style-name="Text_20_body"/>
      <text:p text:style-name="Text_20_body">\begin{figure}[ht]</text:p>
      <text:p text:style-name="Text_20_body"><text:s/>\centering</text:p>
      <text:p text:style-name="Text_20_body"><text:s/>\includegraphics[width=9cm]{images/buxon.png}</text:p>
      <text:p text:style-name="Text_20_body"><text:s/>\caption{\label{fig:buxon}Buxon browsing SIOC-Dev mailing list}</text:p>
      <text:p text:style-name="Text_20_body"><text:s/>%FIXME: add a screenshot of v0.0.4</text:p>
      <text:p text:style-name="Text_20_body">\end{figure}</text:p>
      <text:p text:style-name="Text_20_body"/>
      <text:p text:style-name="Text_20_body">Buxon also gives users the ability to query the messages, searching for terms or filtering the messages in a date range. All these queries are internally translated to SPARQL~\cite{SPARQLProtocol} to be executed over the RDF graph. Newer versions of Buxon can, at user's request, send the <text:span text:style-name="Variable">sioc:Forum</text:span> URI to PingTheSemanticWeb.com\footnote{\url{http://pingthesemanticweb.com/}}, a social web service that tracks semantic web documents. That way, Buxon contributes to establish an infrastructure that lets people easily create, find and publish RDF documents.</text:p>
      <text:p text:style-name="Text_20_body"/>
      <text:p text:style-name="Text_20_body">\begin{figure}[ht]</text:p>
      <text:p text:style-name="Text_20_body">\lstset{language=SPARQL}</text:p>
      <text:p text:style-name="Text_20_body">\begin{lstlisting}</text:p>
      <text:p text:style-name="Text_20_body">PREFIX sioc: &lt;http://rdfs.org/sioc/ns#&gt;</text:p>
      <text:p text:style-name="Text_20_body">PREFIX rdf: &lt;http://www.w3.org/1999/02/22-rdf-syntax-ns#&gt;</text:p>
      <text:p text:style-name="Text_20_body">SELECT ?title</text:p>
      <text:p text:style-name="Text_20_body">FROM &lt;http://swaml.berlios.de/demo/index.rdf&gt;</text:p>
      <text:p text:style-name="Text_20_body">WHERE</text:p>
      <text:p text:style-name="Text_20_body">{</text:p>
      <text:p text:style-name="Text_20_body"><text:s text:c="2"/>?x rdf:type sioc:Forum .</text:p>
      <text:p text:style-name="Text_20_body"><text:s text:c="2"/>?x sioc:container_of ?message .</text:p>
      <text:p text:style-name="Text_20_body"><text:s text:c="2"/>?message sioc:has_creator ?creator .</text:p>
      <text:p text:style-name="Text_20_body"><text:s text:c="2"/>?creator sioc:name "Diego Berrueta" .</text:p>
      <text:p text:style-name="Text_20_body"><text:s text:c="2"/>?message dc:title ?title</text:p>
      <text:p text:style-name="Text_20_body">}</text:p>
      <text:p text:style-name="Text_20_body">\end{lstlisting}</text:p>
      <text:p text:style-name="Text_20_body">\caption{SPARQL query to extract all the posts sent by a given person to any \textsf{sioc:Forum} instance.}</text:p>
      <text:p text:style-name="Text_20_body">\label{fig:sparqlquery}</text:p>
      <text:p text:style-name="Text_20_body">\end{figure}</text:p>
      <text:h text:style-name="Heading_20_1" text:outline-level="1">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9">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cite{Recipes}.</text:p>
        </text:list-item>
        <text:list-item>
          <text:p text:style-name="P9">Actually, integration could be pushed further away through RDFa~\cite{Birbeck2006}, embedding the RDF content into the XHTML documents.</text:p>
        </text:list-item>
        <text:list-item>
          <text:p text:style-name="P9">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cite{Celma2006}.</text:p>
        </text:list-item>
        <text:list-item>
          <text:p text:style-name="P9">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cite{SPARQLProtocol}, effectively translating the decision on how to partition the data to the final application~\cite{Pan2006}.</text:p>
        </text:list-item>
        <text:list-item>
          <text:p text:style-name="P9">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Pemberton, S. &amp; Adida, B. (2006), RDFa Syntax, a collection of attributes for layering RDF on XML languages, Technical report, W3C.</text:p>
      <text:p text:style-name="Bibliography_20_1">Breslin, J., Decker, S., Harth, A. &amp; Bojars, U. (2006), SIOC: an approach to connect web-based communities, in \u2018International Journal of Web Based Communities\u2019.</text:p>
      <text:p text:style-name="Bibliography_20_1">Breslin, J., Harth, A., Bojars, U. &amp; Decker, S. (2005), Towards Semantically-Interlinked Online Communities, in \u2018Second European Semantic Web Conference, ESWC 2005, Heraklion, Crete, Greece, May 29June 1, 2005. Proceedings\u2019.</text:p>
      <text:p text:style-name="Bibliography_20_1">Brickley, D. (2006), Basic geo (WGS84 lat/long) vocabulary, Technical report, W3C Informal Note.</text:p>
      <text:p text:style-name="Bibliography_20_1">Brickley, D. &amp; Miller, L. (2005), FOAF Vocabulary Speci\ufb01cation, Technical report.</text:p>
      <text:p text:style-name="Bibliography_20_1">Celma, O. (2006), Foa\ufb01ng the music: Bridging the semantic gap in music recommendation, in \u2018Proceedings of the 5th International Semantic Web Conference\u2019.</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mp; Carroll, J. J. (2004), Resource Description Framework (RDF): Concepts and abstract syntax, Technical report, W3C Recommendation.</text:p>
      <text:p text:style-name="Bibliography_20_1">Miles, A., Baker, T. &amp; Swick, R. (2006), Best practice recipes for publishing RDF vocabularies, Technical report, W3C Working Draft.</text:p>
      <text:p text:style-name="Bibliography_20_1">Pan, Z., Qasem, A. &amp; He\ufb02in, J.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u20182006 Fall Meeting\u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Abstract" style:family="paragraph" style:parent-style-name="Standard"/>
    <style:style style:name="Titulo_20_Primera" style:display-name="Titulo Primera" style:family="paragraph" style:paren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ariable" style:family="text">
      <style:text-properties style:font-name="Arial" fo:font-size="10pt" fo:font-style="normal" style:font-style-asian="italic" style:font-weight-asian="normal" style:font-style-complex="italic"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18:11:31</dc:date>
    <dc:language>es-ES</dc:language>
    <meta:editing-cycles>9</meta:editing-cycles>
    <meta:user-defined meta:name="Info 1"/>
    <meta:user-defined meta:name="Info 2"/>
    <meta:user-defined meta:name="Info 3"/>
    <meta:user-defined meta:name="Info 4"/>
    <meta:document-statistic meta:table-count="0" meta:image-count="0" meta:object-count="0" meta:page-count="7" meta:paragraph-count="130" meta:word-count="2911" meta:character-count="18323"/>
  </office:meta>
</office:document-meta>
</file>